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data-style-name="N0">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3.25in" style:type="center"/>
          <style:tab-stop style:position="6.6874in" style:type="right"/>
        </style:tab-stops>
      </style:paragraph-properties>
    </style:style>
    <style:style style:name="P3" style:family="paragraph" style:parent-style-name="Standard">
      <style:text-properties style:font-name="Times New Roman" fo:language="zxx" fo:country="none" fo:font-weight="bold" style:language-asian="zxx" style:country-asian="none" style:font-weight-asian="bold"/>
    </style:style>
    <style:style style:name="P4" style:family="paragraph" style:parent-style-name="Standard">
      <style:paragraph-properties fo:margin-top="0.028in" fo:margin-bottom="0.028in" style:snap-to-layout-grid="false"/>
    </style:style>
    <style:style style:name="P5" style:family="paragraph" style:parent-style-name="Standard">
      <style:paragraph-properties fo:margin-top="0.028in" fo:margin-bottom="0.028in" style:snap-to-layout-grid="false"/>
      <style:text-properties fo:font-weight="bold" style:font-weight-asian="bold"/>
    </style:style>
    <style:style style:name="P6"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5in" style:type="right" style:leader-style="dotted" style:leader-text="."/>
        </style:tab-stops>
      </style:paragraph-properties>
    </style:style>
    <style:style style:name="P8" style:family="paragraph" style:parent-style-name="Title">
      <style:paragraph-properties fo:margin-top="0in" fo:margin-bottom="0.278in"/>
      <style:text-properties fo:font-size="20pt" style:font-size-asian="20pt"/>
    </style:style>
    <style:style style:name="P9" style:family="paragraph" style:parent-style-name="Standard">
      <style:paragraph-properties>
        <style:tab-stops>
          <style:tab-stop style:position="0.25in"/>
          <style:tab-stop style:position="6.5in" style:type="right" style:leader-style="dotted" style:leader-text="."/>
        </style:tab-stops>
      </style:paragraph-properties>
    </style:style>
    <style:style style:name="P10" style:family="paragraph" style:parent-style-name="Standard">
      <style:paragraph-properties fo:margin-top="0.028in" fo:margin-bottom="0.028in" style:snap-to-layout-grid="false"/>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Heading_20_1">
      <style:text-properties fo:font-style="normal" style:font-style-asian="normal" style:font-style-complex="normal"/>
    </style:style>
    <style:style style:name="P13" style:family="paragraph" style:parent-style-name="Heading_20_1" style:master-page-name="Convert_20_2">
      <style:paragraph-properties style:page-number="1"/>
    </style:style>
    <style:style style:name="P14" style:family="paragraph" style:parent-style-name="Heading_20_2">
      <style:text-properties fo:font-style="normal" style:font-style-asian="normal" style:font-style-complex="normal"/>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TOCEntry" style:master-page-name="Convert_20_1">
      <style:paragraph-properties style:page-number="auto"/>
    </style:style>
    <style:style style:name="P17"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18" style:family="paragraph" style:parent-style-name="level_20_4">
      <style:text-properties fo:font-style="normal" style:font-style-asian="normal" style:font-style-complex="normal"/>
    </style:style>
    <style:style style:name="P19" style:family="paragraph" style:parent-style-name="template">
      <style:text-properties fo:font-style="normal" style:font-style-asian="normal" style:font-style-complex="normal"/>
    </style:style>
    <style:style style:name="P20" style:family="paragraph" style:parent-style-name="template" style:list-style-name="L1">
      <style:text-properties fo:font-style="normal" style:font-style-asian="normal" style:font-style-complex="normal"/>
    </style:style>
    <style:style style:name="P21" style:family="paragraph" style:parent-style-name="template" style:list-style-name="L2">
      <style:text-properties fo:font-style="normal" style:font-style-asian="normal" style:font-style-complex="normal"/>
    </style:style>
    <style:style style:name="P22" style:family="paragraph" style:parent-style-name="template" style:list-style-name="L3">
      <style:text-properties fo:font-style="normal" style:font-style-asian="normal" style:font-style-complex="normal"/>
    </style:style>
    <style:style style:name="P23" style:family="paragraph" style:parent-style-name="level_20_3_20_text">
      <style:paragraph-properties fo:margin-left="0.9374in" fo:margin-right="0in" fo:text-indent="0in" style:auto-text-indent="false"/>
      <style:text-properties fo:font-style="normal" style:font-style-asian="normal" style:font-style-complex="normal"/>
    </style:style>
    <style:style style:name="P24" style:family="paragraph" style:parent-style-name="line" style:master-page-name="Standard">
      <style:paragraph-properties style:page-number="1"/>
    </style:style>
    <style:style style:name="T1" style:family="text">
      <style:text-properties fo:font-size="12pt" style:font-size-asian="12pt"/>
    </style:style>
    <style:style style:name="T2" style:family="text">
      <style:text-properties fo:font-style="normal" style:font-style-asian="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itle">Software Requirements Specification</text:p>
      <text:p text:style-name="P8">for</text:p>
      <text:p text:style-name="Title">Computerized TODO List</text:p>
      <text:p text:style-name="ByLine">Version 1.1 draft</text:p>
      <text:p text:style-name="ByLine">Prepared by Ethan Tullar</text:p>
      <text:p text:style-name="ByLine">CS 471</text:p>
      <text:p text:style-name="ByLine">November 1<text:span text:style-name="T4">st</text:span> 2011</text:p>
      <text:p text:style-name="P16">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6">1. Introduction<text:tab/>1</text:p>
          <text:p text:style-name="P7">1.1 Purpose <text:tab/>1</text:p>
          <text:p text:style-name="P7">1.2 Document Conventions<text:tab/>1</text:p>
          <text:p text:style-name="P7">1.3 Intended Audience and Reading Suggestions<text:tab/>1</text:p>
          <text:p text:style-name="P7">1.4 Product Scope<text:tab/>1</text:p>
          <text:p text:style-name="P7">1.5 References<text:tab/>1</text:p>
          <text:p text:style-name="P6">2. Overall Description<text:tab/>2</text:p>
          <text:p text:style-name="P7">2.1 Product Perspective<text:tab/>2</text:p>
          <text:p text:style-name="P7">2.2 Product Functions<text:tab/>2</text:p>
          <text:p text:style-name="P7">2.3 User Classes and Characteristics<text:tab/>2</text:p>
          <text:p text:style-name="P7">2.4 Operating Environment<text:tab/>2</text:p>
          <text:p text:style-name="P7">2.5 Design and Implementation Constraints<text:tab/>2</text:p>
          <text:p text:style-name="P7">2.6 User Documentation<text:tab/>2</text:p>
          <text:p text:style-name="P7">2.7 Assumptions and Dependencies<text:tab/>2</text:p>
          <text:p text:style-name="P6">3. External Interface Requirements<text:tab/>3</text:p>
          <text:p text:style-name="P7">3.1 User Interfaces<text:tab/>3</text:p>
          <text:p text:style-name="P7">3.2 Hardware Interfaces<text:tab/>3</text:p>
          <text:p text:style-name="P7">3.3 Software Interfaces<text:tab/>3</text:p>
          <text:p text:style-name="P7">3.4 Communications Interfaces<text:tab/>3</text:p>
          <text:p text:style-name="P6">4. System Features<text:tab/>4</text:p>
          <text:p text:style-name="P7">4.1 System Feature 1<text:tab/>4</text:p>
          <text:p text:style-name="P7">4.2 System Feature 2 (and so on)<text:tab/>4</text:p>
          <text:p text:style-name="P7">4.3 System Feature 1<text:tab/>4</text:p>
          <text:p text:style-name="P7">4.4 System Feature 2 (and so on)<text:tab/>4</text:p>
          <text:p text:style-name="P7">4.5 System Feature 1<text:tab/>4</text:p>
          <text:p text:style-name="P7">4.6 System Feature 2 (and so on)<text:tab/>4</text:p>
          <text:p text:style-name="P6">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5</text:p>
          <text:p text:style-name="P7">5.5 Business Rules<text:tab/>5</text:p>
          <text:p text:style-name="P6">6. Other Requirements<text:tab/>6</text:p>
          <text:p text:style-name="P9"><text:tab/>Appendix A: Glossary</text:p>
          <text:p text:style-name="P9"><text:tab/>Appendix B: Analysis Models</text:p>
          <text:p text:style-name="P9"><text:tab/>Appendix C: To Be Determined List</text:p>
        </text:index-body>
      </text:table-of-content>
      <text:p text:style-name="P3"/>
      <text:p text:style-name="P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ame</text:p>
          </table:table-cell>
          <table:table-cell table:style-name="Table1.B1" office:value-type="string">
            <text:p text:style-name="P5">Date</text:p>
          </table:table-cell>
          <table:table-cell table:style-name="Table1.B1" office:value-type="string">
            <text:p text:style-name="P5">Reason For Changes</text:p>
          </table:table-cell>
          <table:table-cell table:style-name="Table1.D1" office:value-type="string">
            <text:p text:style-name="P5">Version</text:p>
          </table:table-cell>
        </table:table-row>
        <table:table-row table:style-name="Table1.1">
          <table:table-cell table:style-name="Table1.A2" office:value-type="string">
            <text:p text:style-name="P5">Ethan</text:p>
          </table:table-cell>
          <table:table-cell table:style-name="Table1.B2" office:value-type="string">
            <text:p text:style-name="P4">-</text:p>
          </table:table-cell>
          <table:table-cell table:style-name="Table1.B2" office:value-type="string">
            <text:p text:style-name="P4">Initial Version - Rough draft</text:p>
          </table:table-cell>
          <table:table-cell table:style-name="Table1.D2" office:value-type="float" office:value="1">
            <text:p text:style-name="P4">1</text:p>
          </table:table-cell>
        </table:table-row>
        <table:table-row table:style-name="Table1.1">
          <table:table-cell table:style-name="Table1.A3" office:value-type="string">
            <text:p text:style-name="P4">Ethan</text:p>
          </table:table-cell>
          <table:table-cell table:style-name="Table1.B3" office:value-type="string">
            <text:p text:style-name="P4">Nov. 4<text:span text:style-name="T4">th</text:span> 2011</text:p>
          </table:table-cell>
          <table:table-cell table:style-name="Table1.B3" office:value-type="string">
            <text:p text:style-name="P4">Rough draft =&gt; Final draft</text:p>
          </table:table-cell>
          <table:table-cell table:style-name="Table1.D3" office:value-type="float" office:value="1.1">
            <text:p text:style-name="P4">1.1</text:p>
          </table:table-cell>
        </table:table-row>
      </table:table>
      <text:p text:style-name="Standard"/>
      <text:h text:style-name="P13" text:outline-level="1">Introduction</text:h>
      <text:h text:style-name="P14" text:outline-level="2">Purpose </text:h>
      <text:p text:style-name="P19">Create a computerized todo list for some anonymous client who may or may not be the leader of our CS 471 organization. </text:p>
      <text:h text:style-name="P14" text:outline-level="2">Document Conventions</text:h>
      <text:p text:style-name="P19">The flag TBD is used to signify that the information necessary to fill the field is “To Be Determined”. </text:p>
      <text:h text:style-name="P14" text:outline-level="2">Intended Audience and Reading Suggestions</text:h>
      <text:p text:style-name="P19">Intended to be read by the Glorious and Fearless Leader of this CS 471 organization and developers. It is suggested you read left to right.</text:p>
      <text:h text:style-name="P14" text:outline-level="2">Product Scope</text:h>
      <text:p text:style-name="P19">The goal of this product is to aid the client with his/her consulting needs and is not designed to be expanded beyond personal use.</text:p>
      <text:h text:style-name="P14" text:outline-level="2">References</text:h>
      <text:p text:style-name="P19">None at the moment.</text:p>
      <text:h text:style-name="P12" text:outline-level="1">Overall Description</text:h>
      <text:h text:style-name="P14" text:outline-level="2">Product Perspective</text:h>
      <text:p text:style-name="P19">This Is a self-contained product produced solely for the use of the client to aid with his/her consultant needs.</text:p>
      <text:p text:style-name="P19"/>
      <text:p text:style-name="P19"/>
      <text:p text:style-name="P19"/>
      <text:p text:style-name="P19"/>
      <text:p text:style-name="P19"/>
      <text:p text:style-name="P19"/>
      <text:p text:style-name="P19"/>
      <text:p text:style-name="P19"/>
      <text:p text:style-name="P19"/>
      <text:p text:style-name="P19"/>
      <text:p text:style-name="P19"/>
      <text:h text:style-name="P14" text:outline-level="2"><text:soft-page-break/>Product Functions</text:h>
      <text:list xml:id="list566463032" text:style-name="L1">
        <text:list-header>
          <text:p text:style-name="P20">2.2.1: List must be able to store and edit the following fields of information</text:p>
          <text:list>
            <text:list-header>
              <text:p text:style-name="P20">2.2.1.1: Task Description</text:p>
              <text:p text:style-name="P20">2.2.1.2: Project name</text:p>
              <text:p text:style-name="P20">2.2.1.3: Due date</text:p>
              <text:p text:style-name="P20">2.2.1.4: Estimation of how long to complete</text:p>
              <text:p text:style-name="P20">2.2.1.5: Later additions by the user allowed.</text:p>
            </text:list-header>
          </text:list>
          <text:p text:style-name="P20">2.2.2: Must maintain all tasks no longer active</text:p>
          <text:p text:style-name="P20">2.2.3: Must provide interactions</text:p>
          <text:list>
            <text:list-header>
              <text:p text:style-name="P20">2.2.3.1: Must have “working on top TODO item” button </text:p>
              <text:p text:style-name="P20">2.2.3.2: Button will add time to accumulated time worked on the item until disabled</text:p>
              <text:p text:style-name="P20">2.2.3.3: Estimated time for the item must be reduced by the accumulated time worked</text:p>
            </text:list-header>
          </text:list>
          <text:p text:style-name="P20">2.2.4: Priority of any item must be modifiable by the client</text:p>
          <text:list>
            <text:list-header>
              <text:p text:style-name="P20">2.2.4.1: Including setting the priority of any item to highest</text:p>
              <text:p text:style-name="P20">2.2.4.2: Such modifications need to rearrange the TODO list.</text:p>
            </text:list-header>
          </text:list>
          <text:p text:style-name="P20">2.2.5: Appointment are to be stored as items</text:p>
          <text:list>
            <text:list-header>
              <text:p text:style-name="P20">2.2.5.1: Priority of appointments needs to slowly increase</text:p>
              <text:p text:style-name="P20">2.2.5.2: Has a reminder time at which point the appointment will have highest priority</text:p>
            </text:list-header>
          </text:list>
          <text:p text:style-name="P20">2.2.6: Must maintain a simplistic hierarchical task completion functionality</text:p>
          <text:p text:style-name="P20"/>
        </text:list-header>
      </text:list>
      <text:h text:style-name="P14" text:outline-level="2">User Classes and Characteristics</text:h>
      <text:p text:style-name="P19">The client.</text:p>
      <text:h text:style-name="P14" text:outline-level="2">Operating Environment</text:h>
      <text:p text:style-name="P19">No information given.</text:p>
      <text:h text:style-name="P14" text:outline-level="2">Design and Implementation Constraints</text:h>
      <text:p text:style-name="P19">Constraints not specified at this time.</text:p>
      <text:h text:style-name="P14" text:outline-level="2">User Documentation</text:h>
      <text:p text:style-name="P19">&lt;List the user documentation components (such as user manuals, on-line help, and tutorials) that will be delivered along with the software. Identify any known user documentation delivery formats or standards.&gt;</text:p>
      <text:h text:style-name="P14" text:outline-level="2">Assumptions and Dependencies</text:h>
      <text:list xml:id="list510806017" text:style-name="L2">
        <text:list-item>
          <text:p text:style-name="P21">Whatever this program will be running on must provide accurate time keeping.</text:p>
        </text:list-item>
        <text:list-item>
          <text:p text:style-name="P21">This list will be separated into categories, active and inactive.</text:p>
        </text:list-item>
        <text:list-item>
          <text:p text:style-name="P21">The active part will be displayed.</text:p>
        </text:list-item>
        <text:list-item>
          <text:p text:style-name="P21">The inactive part will not be displayed.</text:p>
          <text:p text:style-name="P21"/>
        </text:list-item>
      </text:list>
      <text:p text:style-name="P19"/>
      <text:h text:style-name="Heading_20_1" text:outline-level="1"><text:soft-page-break/>External Interface Requirements</text:h>
      <text:h text:style-name="Heading_20_2" text:outline-level="2">User Interfaces</text:h>
      <text:p text:style-name="P19">TBD</text:p>
      <text:h text:style-name="Heading_20_2" text:outline-level="2">Hardware Interfaces</text:h>
      <text:p text:style-name="P19">TBD</text:p>
      <text:h text:style-name="P14" text:outline-level="2">Software Interfaces</text:h>
      <text:p text:style-name="P19">TBD</text:p>
      <text:h text:style-name="Heading_20_2" text:outline-level="2">Communications Interfaces</text:h>
      <text:p text:style-name="P19">TBD</text:p>
      <text:h text:style-name="Heading_20_1" text:outline-level="1">System Features</text:h>
      <text:h text:style-name="Heading_20_2" text:outline-level="2">Store and Edit Information Fields</text:h>
      <text:p text:style-name="level_20_4">4.1.1<text:span text:style-name="T3"><text:tab/>Description and Priority</text:span></text:p>
      <text:p text:style-name="P2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18">4.1.2<text:tab/>Stimulus/Response Sequences</text:p>
      <text:p text:style-name="P23">&lt;List the sequences of user actions and system responses that stimulate the behavior defined for this feature. These will correspond to the dialog elements associated with use cases.&gt;</text:p>
      <text:p text:style-name="P18">4.1.3<text:tab/>Functional Requirements</text:p>
      <text:list xml:id="list1929166941" text:continue-list="list566463032" text:style-name="L1">
        <text:list-item>
          <text:list>
            <text:list-item>
              <text:list>
                <text:list-header>
                  <text:p text:style-name="P20">REQ-1: Task Description</text:p>
                  <text:list>
                    <text:list-item>
                      <text:list>
                        <text:list-item>
                          <text:p text:style-name="P20">TBD</text:p>
                        </text:list-item>
                      </text:list>
                    </text:list-item>
                  </text:list>
                  <text:p text:style-name="P20">REQ-2: Project name</text:p>
                  <text:list>
                    <text:list-item>
                      <text:list>
                        <text:list-item>
                          <text:p text:style-name="P20">TBD</text:p>
                        </text:list-item>
                      </text:list>
                    </text:list-item>
                  </text:list>
                  <text:p text:style-name="P20">REQ-3: Due date</text:p>
                  <text:list>
                    <text:list-item>
                      <text:list>
                        <text:list-item>
                          <text:p text:style-name="P20">TBD</text:p>
                        </text:list-item>
                      </text:list>
                    </text:list-item>
                  </text:list>
                  <text:p text:style-name="P20">REQ-4: Estimation of how long to complete</text:p>
                  <text:list>
                    <text:list-item>
                      <text:list>
                        <text:list-item>
                          <text:p text:style-name="P20">TBD</text:p>
                        </text:list-item>
                      </text:list>
                    </text:list-item>
                  </text:list>
                  <text:p text:style-name="P20">REQ-5: Later additions by the user allowed.</text:p>
                  <text:list>
                    <text:list-item>
                      <text:list>
                        <text:list-item>
                          <text:p text:style-name="P20">The User can make, and therefore modify, new fields as they desire.</text:p>
                        </text:list-item>
                      </text:list>
                    </text:list-item>
                  </text:list>
                </text:list-header>
              </text:list>
            </text:list-item>
          </text:list>
        </text:list-item>
      </text:list>
      <text:h text:style-name="P14" text:outline-level="2"><text:soft-page-break/>Must Maintain all Tasks no longer Active</text:h>
      <text:p text:style-name="P18">4.2.1<text:tab/>Description and Priority</text:p>
      <text:p text:style-name="P2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18">4.2.2<text:tab/>Stimulus/Response Sequences</text:p>
      <text:p text:style-name="P23">&lt;List the sequences of user actions and system responses that stimulate the behavior defined for this feature. These will correspond to the dialog elements associated with use cases.&gt;</text:p>
      <text:p text:style-name="P18">4.2.3<text:tab/>Functional Requirements</text:p>
      <text:list xml:id="list1903880948" text:continue-numbering="true" text:style-name="L1">
        <text:list-item>
          <text:list>
            <text:list-item>
              <text:list>
                <text:list-header>
                  <text:p text:style-name="P20">REQ-1: Maintain a list of all inactive items.</text:p>
                  <text:list>
                    <text:list-item>
                      <text:list>
                        <text:list-item>
                          <text:p text:style-name="P20">These items will not be displayed in the TODO list.</text:p>
                        </text:list-item>
                      </text:list>
                    </text:list-item>
                  </text:list>
                  <text:p text:style-name="P20"/>
                </text:list-header>
              </text:list>
            </text:list-item>
          </text:list>
        </text:list-item>
      </text:list>
      <text:h text:style-name="P14" text:outline-level="2">Must Provide Interactions</text:h>
      <text:p text:style-name="P18">4.3.1<text:tab/>Description and Priority</text:p>
      <text:p text:style-name="P2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18">4.3.2<text:tab/>Stimulus/Response Sequences</text:p>
      <text:p text:style-name="P23">&lt;List the sequences of user actions and system responses that stimulate the behavior defined for this feature. These will correspond to the dialog elements associated with use cases.&gt;</text:p>
      <text:p text:style-name="P18">4.3.3<text:tab/>Functional Requirements</text:p>
      <text:list xml:id="list2123958703" text:continue-numbering="true" text:style-name="L1">
        <text:list-item>
          <text:list>
            <text:list-item>
              <text:list>
                <text:list-header>
                  <text:p text:style-name="P20">REQ-1: must have “working on top TODO item” button.</text:p>
                  <text:list>
                    <text:list-item>
                      <text:list>
                        <text:list-item>
                          <text:p text:style-name="P20">TBD</text:p>
                        </text:list-item>
                      </text:list>
                    </text:list-item>
                  </text:list>
                  <text:p text:style-name="P20">REQ-2: Estimated time for the item must be reduced by the accumulated time worked</text:p>
                  <text:list>
                    <text:list-item>
                      <text:list>
                        <text:list-item>
                          <text:p text:style-name="P20">TBD</text:p>
                        </text:list-item>
                      </text:list>
                    </text:list-item>
                  </text:list>
                  <text:p text:style-name="P20">REQ-3: Button will add time to accumulated time worked on the item until disabled</text:p>
                  <text:list>
                    <text:list-item>
                      <text:list>
                        <text:list-item>
                          <text:p text:style-name="P20">TBD</text:p>
                        </text:list-item>
                      </text:list>
                    </text:list-item>
                  </text:list>
                </text:list-header>
              </text:list>
            </text:list-item>
          </text:list>
        </text:list-item>
      </text:list>
      <text:h text:style-name="P14" text:outline-level="2">Priority of Any Item must be Modifiable by the Client</text:h>
      <text:p text:style-name="P18">4.4.1<text:tab/>Description and Priority</text:p>
      <text:p text:style-name="P2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18">4.4.2<text:tab/>Stimulus/Response Sequences</text:p>
      <text:p text:style-name="P23"><text:soft-page-break/>&lt;List the sequences of user actions and system responses that stimulate the behavior defined for this feature. These will correspond to the dialog elements associated with use cases.&gt;</text:p>
      <text:p text:style-name="P18">4.4.3<text:tab/>Functional Requirements</text:p>
      <text:list xml:id="list856463207" text:continue-numbering="true" text:style-name="L1">
        <text:list-item>
          <text:list>
            <text:list-item>
              <text:list>
                <text:list-header>
                  <text:p text:style-name="P20">REQ-1: Including setting the priority of any item to highest</text:p>
                  <text:list>
                    <text:list-item>
                      <text:list>
                        <text:list-item>
                          <text:p text:style-name="P20">TBD</text:p>
                        </text:list-item>
                      </text:list>
                    </text:list-item>
                  </text:list>
                  <text:p text:style-name="P20">REQ-2: Such modifications need to rearrange the TODO list.</text:p>
                  <text:list>
                    <text:list-item>
                      <text:list>
                        <text:list-item>
                          <text:p text:style-name="P20">TBD</text:p>
                        </text:list-item>
                      </text:list>
                    </text:list-item>
                  </text:list>
                </text:list-header>
              </text:list>
            </text:list-item>
          </text:list>
        </text:list-item>
      </text:list>
      <text:h text:style-name="Heading_20_2" text:outline-level="2">Appointments are to be Stored as Items</text:h>
      <text:p text:style-name="P18">4.5.1<text:tab/>Description and Priority</text:p>
      <text:p text:style-name="P2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18">4.5.2<text:tab/>Stimulus/Response Sequences</text:p>
      <text:p text:style-name="P23">&lt;List the sequences of user actions and system responses that stimulate the behavior defined for this feature. These will correspond to the dialog elements associated with use cases.&gt;</text:p>
      <text:p text:style-name="P18">4.5.3<text:tab/>Functional Requirements</text:p>
      <text:list xml:id="list1097440175" text:continue-numbering="true" text:style-name="L1">
        <text:list-item>
          <text:list>
            <text:list-item>
              <text:list>
                <text:list-header>
                  <text:p text:style-name="P20">REQ-1: Priority of appointments needs to slowly increase</text:p>
                  <text:list>
                    <text:list-item>
                      <text:list>
                        <text:list-item>
                          <text:p text:style-name="P20">As the priority is changing the list needs to be rearranged by 4.4.3 REQ-2.</text:p>
                        </text:list-item>
                      </text:list>
                    </text:list-item>
                  </text:list>
                  <text:p text:style-name="P20">REQ-2:Has a reminder time at which point the appointment will have highest priority</text:p>
                  <text:list>
                    <text:list-item>
                      <text:list>
                        <text:list-item>
                          <text:p text:style-name="P20">Specific time can be set by user</text:p>
                        </text:list-item>
                        <text:list-item>
                          <text:p text:style-name="P20">By default will be 15min.</text:p>
                        </text:list-item>
                      </text:list>
                    </text:list-item>
                  </text:list>
                </text:list-header>
              </text:list>
            </text:list-item>
          </text:list>
        </text:list-item>
      </text:list>
      <text:h text:style-name="Heading_20_2" text:outline-level="2">Must Maintain a Simplistic Hierarchical Task Completion Functionality</text:h>
      <text:p text:style-name="P18">4.6.1<text:tab/>Description and Priority</text:p>
      <text:p text:style-name="P2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18">4.6.2<text:tab/>Stimulus/Response Sequences</text:p>
      <text:p text:style-name="P23">&lt;List the sequences of user actions and system responses that stimulate the behavior defined for this feature. These will correspond to the dialog elements associated with use cases.&gt;</text:p>
      <text:p text:style-name="P18">4.6.3<text:tab/>Functional Requirements</text:p>
      <text:list xml:id="list1043183109" text:continue-numbering="true" text:style-name="L1">
        <text:list-item>
          <text:list>
            <text:list-item>
              <text:list>
                <text:list-header>
                  <text:p text:style-name="P20">REQ-1: Only the highest priority item can be worked on.</text:p>
                  <text:list>
                    <text:list-item>
                      <text:list>
                        <text:list-item>
                          <text:p text:style-name="P20">As priority of any item can be changed by the user, this requirement is an accident/oversight preventer.</text:p>
                        </text:list-item>
                      </text:list>
                    </text:list-item>
                  </text:list>
                </text:list-header>
              </text:list>
            </text:list-item>
          </text:list>
        </text:list-item>
      </text:list>
      <text:h text:style-name="Heading_20_1" text:outline-level="1"><text:soft-page-break/>Other Nonfunctional Requirements</text:h>
      <text:h text:style-name="Heading_20_2" text:outline-level="2">Performance Requirements</text:h>
      <text:p text:style-name="P19"><text:tab/>5.1.1: When requirements 4.6.3 conflicts with 4.4.3 attention is necessary</text:p>
      <text:list xml:id="list1313173399" text:style-name="L3">
        <text:list-item>
          <text:list>
            <text:list-item>
              <text:list>
                <text:list-item>
                  <text:p text:style-name="P22">specific behavior TBD by client.</text:p>
                </text:list-item>
              </text:list>
            </text:list-item>
          </text:list>
        </text:list-item>
      </text:list>
      <text:p text:style-name="P19"/>
      <text:h text:style-name="Heading_20_2" text:outline-level="2">Safety Requirements</text:h>
      <text:p text:style-name="P19">TBD</text:p>
      <text:h text:style-name="Heading_20_2" text:outline-level="2">Security Requirements</text:h>
      <text:p text:style-name="P19">TBD</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Business Rules</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2">.&gt;</text:span></text:p>
      <text:p text:style-name="TOCEntry"><text:soft-page-break/>A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class="text" style:default-outline-level="2">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class="text" style:default-outline-level="5">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ii</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EEE Software Requirements Specification Template</dc:title>
    <meta:initial-creator>Doris Sturzenberger</meta:initial-creator>
    <meta:creation-date>2007-01-30T05:57:00</meta:creation-date>
    <dc:date>2011-11-07T11:38:51</dc:date>
    <meta:editing-cycles>33</meta:editing-cycles>
    <meta:editing-duration>PT08H55M21S</meta:editing-duration>
    <meta:generator>OpenOffice.org/3.0$Unix OpenOffice.org_project/300m9$Build-9358</meta:generator>
    <meta:document-statistic meta:table-count="1" meta:image-count="0" meta:object-count="0" meta:page-count="9" meta:paragraph-count="201" meta:word-count="1752" meta:character-count="10698"/>
    <meta:user-defined meta:name="Info 1"/>
    <meta:user-defined meta:name="Info 2"/>
    <meta:user-defined meta:name="Info 3"/>
    <meta:user-defined meta:name="Info 4"/>
  </office:meta>
</office:document-meta>
</file>